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563in"/>
        </style:tab-stops>
      </style:paragraph-properties>
      <style:text-properties style:font-name="Trebuchet MS" fo:font-size="16pt" style:font-size-asian="16pt" style:font-size-complex="16pt"/>
    </style:style>
    <style:style style:name="P2" style:family="paragraph" style:parent-style-name="Standard" style:list-style-name="L1" style:master-page-name="">
      <style:paragraph-properties fo:margin-left="0.5in" fo:margin-right="3.198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3" style:family="paragraph" style:parent-style-name="Standard" style:list-style-name="L1">
      <style:paragraph-properties fo:margin-left="0.5in" fo:margin-right="3.198in" fo:text-indent="-0.1772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4" style:family="paragraph" style:parent-style-name="Standard" style:list-style-name="L1" style:master-page-name="">
      <style:paragraph-properties fo:margin-left="0.5in" fo:margin-right="2.8228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5" style:family="paragraph" style:parent-style-name="Standard" style:list-style-name="L1" style:master-page-name="">
      <style:paragraph-properties fo:margin-left="0.5in" fo:margin-right="3.5626in" fo:text-indent="-0.1772in" style:auto-text-indent="false" style:page-number="auto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6" style:family="paragraph" style:parent-style-name="Standard">
      <style:paragraph-properties fo:margin-left="0.5in" fo:margin-right="3.5626in" fo:text-indent="-0.1772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7" style:family="paragraph" style:parent-style-name="Standard" style:list-style-name="L1">
      <style:paragraph-properties fo:margin-left="0.5in" fo:margin-right="3.5626in" fo:text-indent="-0.1772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style:style style:name="P8" style:family="paragraph" style:parent-style-name="Standard" style:list-style-name="L1">
      <style:paragraph-properties fo:margin-left="0.3228in" fo:margin-right="3.5626in" fo:text-indent="0in" style:auto-text-indent="false">
        <style:tab-stops>
          <style:tab-stop style:position="0.3437in"/>
        </style:tab-stops>
      </style:paragraph-properties>
      <style:text-properties style:font-name="Trebuchet MS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317147204770597771" text:style-name="L1">
        <text:list-item>
          <text:p text:style-name="P2">Breastplate, worth 200 gp</text:p>
        </text:list-item>
        <text:list-item>
          <text:p text:style-name="P4">Longbow, worth 25 gp</text:p>
        </text:list-item>
        <text:list-item>
          <text:p text:style-name="P5">Gold holy symbol of Lamashtu, worth 100 gp</text:p>
          <text:p text:style-name="P8"/>
        </text:list-item>
        <text:list-item>
          <text:p text:style-name="P7">Giant gold helmet, worth 500 gp</text:p>
        </text:list-item>
      </text:list>
      <text:p text:style-name="P6"/>
      <text:list xml:id="list41269110" text:continue-numbering="true" text:style-name="L1">
        <text:list-item>
          <text:p text:style-name="P7">Masterwork surgical tools, worth <text:s text:c="2"/>50 g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437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12T19:58:07.05</meta:creation-date>
    <meta:editing-duration>PT17H11M51S</meta:editing-duration>
    <meta:editing-cycles>8</meta:editing-cycles>
    <meta:generator>OpenOffice/4.1.11$Win32 OpenOffice.org_project/4111m1$Build-9808</meta:generator>
    <dc:date>2023-10-07T21:01:20.37</dc:date>
    <meta:print-date>2023-09-09T13:58:09.92</meta:print-date>
    <meta:document-statistic meta:table-count="0" meta:image-count="0" meta:object-count="0" meta:page-count="1" meta:paragraph-count="5" meta:word-count="33" meta:character-count="163"/>
  </office:meta>
</office:document-meta>
</file>